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Contents_20_1">
      <style:text-properties officeooo:paragraph-rsid="001f42e0"/>
    </style:style>
    <style:style style:name="P2" style:family="paragraph" style:parent-style-name="ВКР_5f_Заголовок_5f_не_5f_в_5f_содержании">
      <style:paragraph-properties fo:break-before="page"/>
      <style:text-properties officeooo:paragraph-rsid="001f42e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ecb23" style:font-size-asian="14pt" style:font-weight-asian="bold" style:font-size-complex="14pt" style:font-weight-complex="bold"/>
    </style:style>
    <style:style style:name="P5" style:family="paragraph" style:parent-style-name="ВКР_5f_Обычный">
      <style:paragraph-properties fo:text-align="start" style:justify-single-word="false" fo:text-indent="0in" style:auto-text-indent="false"/>
      <style:text-properties fo:font-size="14pt" fo:font-weight="normal" officeooo:rsid="001f42e0" officeooo:paragraph-rsid="001f42e0" style:font-size-asian="14pt" style:font-weight-asian="normal" style:font-size-complex="14pt" style:font-weight-complex="normal"/>
    </style:style>
    <style:style style:name="P6" style:family="paragraph" style:parent-style-name="ВКР_5f_Обычный">
      <style:paragraph-properties fo:text-align="start" style:justify-single-word="false" fo:text-indent="0in" style:auto-text-indent="false"/>
      <style:text-properties fo:font-size="14pt" fo:language="ru" fo:country="RU" fo:font-weight="normal" officeooo:rsid="001f42e0" officeooo:paragraph-rsid="001f42e0" style:font-size-asian="14pt" style:font-weight-asian="normal" style:font-size-complex="14pt" style:font-weight-complex="normal"/>
    </style:style>
    <style:style style:name="P7" style:family="paragraph" style:parent-style-name="ВКР_5f_Обычный">
      <style:paragraph-properties fo:text-align="start" style:justify-single-word="false" fo:text-indent="0in" style:auto-text-indent="false"/>
      <style:text-properties fo:font-weight="bold" officeooo:rsid="001f42e0" officeooo:paragraph-rsid="001f42e0" style:font-weight-asian="bold" style:font-weight-complex="bold"/>
    </style:style>
    <style:style style:name="P8" style:family="paragraph" style:parent-style-name="ВКР_5f_Обычный">
      <style:paragraph-properties fo:text-align="start" style:justify-single-word="false" fo:text-indent="0in" style:auto-text-indent="false"/>
      <style:text-properties fo:font-weight="bold" officeooo:rsid="001f42e0" officeooo:paragraph-rsid="00209f81" style:font-weight-asian="bold" style:font-weight-complex="bold"/>
    </style:style>
    <style:style style:name="P9" style:family="paragraph" style:parent-style-name="ВКР_5f_Обычный">
      <style:paragraph-properties fo:text-align="start" style:justify-single-word="false" fo:text-indent="0in" style:auto-text-indent="false"/>
      <style:text-properties fo:font-weight="bold" officeooo:rsid="001f42e0" officeooo:paragraph-rsid="00228b29" style:font-weight-asian="bold" style:font-weight-complex="bold"/>
    </style:style>
    <style:style style:name="P10" style:family="paragraph" style:parent-style-name="ВКР_5f_Обычный">
      <style:paragraph-properties fo:text-align="start" style:justify-single-word="false" fo:text-indent="0in" style:auto-text-indent="false"/>
      <style:text-properties fo:font-weight="bold" officeooo:rsid="001f42e0" officeooo:paragraph-rsid="002421a4" style:font-weight-asian="bold" style:font-weight-complex="bold"/>
    </style:style>
    <style:style style:name="P11" style:family="paragraph" style:parent-style-name="Standard">
      <style:text-properties style:font-name="Times New Roman" fo:font-size="14pt" officeooo:paragraph-rsid="0026f68f" style:font-size-asian="14pt" style:font-size-complex="14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" fo:font-size="14pt" officeooo:paragraph-rsid="0026f68f" style:font-size-asian="14pt" style:font-size-complex="14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rsid="0027280f" officeooo:paragraph-rsid="002b6d68" style:font-size-asian="14pt" style:font-size-complex="14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officeooo:paragraph-rsid="0027280f" fo:background-color="#1e1e1e"/>
    </style:style>
    <style:style style:name="P16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7280f" fo:background-color="#1e1e1e"/>
    </style:style>
    <style:style style:name="P17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97ea8" fo:background-color="#1e1e1e"/>
    </style:style>
    <style:style style:name="P18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b6d68" fo:background-color="#1e1e1e"/>
    </style:style>
    <style:style style:name="P19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7280f" fo:background-color="transparent"/>
    </style:style>
    <style:style style:name="P20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97ea8" fo:background-color="transparent"/>
    </style:style>
    <style:style style:name="P21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2b6d68" fo:background-color="transparent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officeooo:paragraph-rsid="0027280f" fo:background-color="#1e1e1e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fo:background-color="#1e1e1e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officeooo:paragraph-rsid="0027280f" fo:background-color="#1e1e1e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style:font-name="Consolas" fo:font-size="10.5pt" fo:font-weight="normal" fo:background-color="#1e1e1e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officeooo:paragraph-rsid="0027280f" fo:background-color="#1e1e1e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Standard">
      <style:paragraph-properties style:line-height-at-least="0.198in"/>
      <style:text-properties officeooo:paragraph-rsid="0027280f"/>
    </style:style>
    <style:style style:name="P31" style:family="paragraph" style:parent-style-name="Standard">
      <style:paragraph-properties fo:text-align="center" style:justify-single-word="false"/>
      <style:text-properties officeooo:paragraph-rsid="001ecb23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1ecb23" style:font-size-asian="14pt" style:font-size-complex="14pt"/>
    </style:style>
    <style:style style:name="P33" style:family="paragraph" style:parent-style-name="Standard">
      <style:text-properties fo:font-size="14pt" officeooo:paragraph-rsid="001ecb23" style:font-size-asian="14pt" style:font-size-complex="14pt"/>
    </style:style>
    <style:style style:name="P34" style:family="paragraph" style:parent-style-name="Standard">
      <style:text-properties officeooo:paragraph-rsid="001ecb23"/>
    </style:style>
    <style:style style:name="P35" style:family="paragraph" style:parent-style-name="Standard">
      <style:paragraph-properties fo:text-align="start" style:justify-single-word="false"/>
      <style:text-properties officeooo:paragraph-rsid="003942a3"/>
    </style:style>
    <style:style style:name="P36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officeooo:paragraph-rsid="003942a3" fo:background-color="#1e1e1e"/>
    </style:style>
    <style:style style:name="P37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style:font-name="Consolas" fo:font-size="10.5pt" fo:font-weight="normal" fo:background-color="#1e1e1e"/>
    </style:style>
    <style:style style:name="P38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3942a3" fo:background-color="#1e1e1e"/>
    </style:style>
    <style:style style:name="P39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3ac5bb" fo:background-color="#1e1e1e"/>
    </style:style>
    <style:style style:name="P40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3bce57" fo:background-color="#1e1e1e"/>
    </style:style>
    <style:style style:name="P41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3942a3" fo:background-color="transparent"/>
    </style:style>
    <style:style style:name="P42" style:family="paragraph" style:parent-style-name="Standard">
      <style:paragraph-properties fo:text-align="start" style:justify-single-word="false"/>
      <style:text-properties fo:color="#dadada" loext:opacity="100%" style:font-name="Consolas" fo:font-size="10.5pt" fo:font-weight="normal" officeooo:paragraph-rsid="003ac5bb" fo:background-color="transparent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officeooo:paragraph-rsid="003942a3" fo:background-color="#1e1e1e"/>
    </style:style>
    <style:style style:name="P44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fo:background-color="#1e1e1e"/>
    </style:style>
    <style:style style:name="P45" style:family="paragraph" style:parent-style-name="Standard">
      <style:paragraph-properties fo:margin-left="0in" fo:margin-right="0in" style:line-height-at-least="0.198in" fo:text-indent="0in" style:auto-text-indent="false"/>
      <style:text-properties fo:color="#dadada" loext:opacity="100%" officeooo:paragraph-rsid="003ac5bb" fo:background-color="#1e1e1e"/>
    </style:style>
    <style:style style:name="P46" style:family="paragraph" style:parent-style-name="Standard">
      <style:paragraph-properties fo:text-align="start" style:justify-single-word="false"/>
      <style:text-properties fo:color="#dadada" loext:opacity="100%" officeooo:paragraph-rsid="003ac5bb" fo:background-color="#1e1e1e"/>
    </style:style>
    <style:style style:name="P47" style:family="paragraph" style:parent-style-name="Standard">
      <style:paragraph-properties style:line-height-at-least="0.198in"/>
      <style:text-properties officeooo:paragraph-rsid="003942a3"/>
    </style:style>
    <style:style style:name="P48" style:family="paragraph" style:parent-style-name="Standard">
      <style:paragraph-properties style:line-height-at-least="0.198in"/>
    </style:style>
    <style:style style:name="P49" style:family="paragraph" style:parent-style-name="Standard">
      <style:paragraph-properties fo:margin-left="0in" fo:margin-right="0in" style:line-height-at-least="0.198in" fo:text-indent="0in" style:auto-text-indent="false"/>
      <style:text-properties fo:color="#57a64a" loext:opacity="100%" officeooo:paragraph-rsid="003942a3" fo:background-color="#1e1e1e"/>
    </style:style>
    <style:style style:name="P50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officeooo:paragraph-rsid="003942a3" fo:background-color="#1e1e1e"/>
    </style:style>
    <style:style style:name="P51" style:family="paragraph" style:parent-style-name="Standard">
      <style:paragraph-properties fo:margin-left="0in" fo:margin-right="0in" style:line-height-at-least="0.198in" fo:text-indent="0in" style:auto-text-indent="false"/>
      <style:text-properties fo:color="#b4b4b4" loext:opacity="100%" style:font-name="Consolas" fo:font-size="10.5pt" fo:font-weight="normal" fo:background-color="#1e1e1e"/>
    </style:style>
    <style:style style:name="P52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officeooo:paragraph-rsid="001f42e0"/>
    </style:style>
    <style:style style:name="P53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fo:font-weight="bold" officeooo:rsid="001f42e0" officeooo:paragraph-rsid="001f42e0" style:font-weight-asian="bold" style:font-weight-complex="bold"/>
    </style:style>
    <style:style style:name="P54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fo:break-before="page" style:writing-mode="lr-tb"/>
      <style:text-properties fo:font-weight="bold" officeooo:rsid="001f42e0" officeooo:paragraph-rsid="001f42e0" style:font-weight-asian="bold" style:font-weight-complex="bold"/>
    </style:style>
    <style:style style:name="P55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in" style:auto-text-indent="false" fo:break-before="page" style:writing-mode="lr-tb"/>
      <style:text-properties fo:font-weight="bold" officeooo:rsid="001f42e0" officeooo:paragraph-rsid="00381d9a" style:font-weight-asian="bold" style:font-weight-complex="bold"/>
    </style:style>
    <style:style style:name="P56" style:family="paragraph" style:parent-style-name="ВКР_5f_Обычный">
      <style:paragraph-properties fo:margin-top="0in" fo:margin-bottom="0in" style:contextual-spacing="false" fo:line-height="150%" fo:text-align="center" style:justify-single-word="false" fo:orphans="2" fo:widows="2" fo:text-indent="0.4925in" style:auto-text-indent="false" fo:break-before="page" style:writing-mode="lr-tb"/>
      <style:text-properties fo:font-weight="bold" officeooo:rsid="001f42e0" officeooo:paragraph-rsid="00387870" style:font-weight-asian="bold" style:font-weight-complex="bold"/>
    </style:style>
    <style:style style:name="P57" style:family="paragraph" style:parent-style-name="ВКР_5f_Обычный">
      <style:paragraph-properties fo:margin-top="0in" fo:margin-bottom="0in" style:contextual-spacing="false" fo:line-height="150%" fo:text-align="start" style:justify-single-word="false" fo:orphans="2" fo:widows="2" fo:text-indent="0.4925in" style:auto-text-indent="false" style:writing-mode="lr-tb"/>
      <style:text-properties fo:font-weight="bold" officeooo:rsid="001f42e0" officeooo:paragraph-rsid="001f42e0" style:font-weight-asian="bold" style:font-weight-complex="bold"/>
    </style:style>
    <style:style style:name="P58" style:family="paragraph" style:parent-style-name="ВКР_5f_Обычный">
      <style:paragraph-properties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fo:font-weight="bold" officeooo:rsid="001f42e0" officeooo:paragraph-rsid="001f42e0" style:font-weight-asian="bold" style:font-weight-complex="bold"/>
    </style:style>
    <style:style style:name="P59" style:family="paragraph" style:parent-style-name="ВКР_5f_Обычный">
      <style:paragraph-properties fo:margin-top="0in" fo:margin-bottom="0in" style:contextual-spacing="false" fo:line-height="150%" fo:text-align="start" style:justify-single-word="false" fo:orphans="2" fo:widows="2" fo:text-indent="0.4925in" style:auto-text-indent="false" style:writing-mode="lr-tb"/>
      <style:text-properties fo:font-weight="bold" officeooo:rsid="001f42e0" officeooo:paragraph-rsid="00381d9a" style:font-weight-asian="bold" style:font-weight-complex="bold"/>
    </style:style>
    <style:style style:name="P60" style:family="paragraph" style:parent-style-name="ВКР_5f_Обычный">
      <style:paragraph-properties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fo:font-weight="bold" officeooo:rsid="001f42e0" officeooo:paragraph-rsid="00387870" style:font-weight-asian="bold" style:font-weight-complex="bold"/>
    </style:style>
    <style:style style:name="P61" style:family="paragraph" style:parent-style-name="ВКР_5f_Обычный">
      <style:paragraph-properties fo:margin-top="0in" fo:margin-bottom="0in" style:contextual-spacing="false" fo:line-height="150%" fo:text-align="start" style:justify-single-word="false" fo:orphans="2" fo:widows="2" fo:text-indent="0.4925in" style:auto-text-indent="false" style:writing-mode="lr-tb"/>
      <style:text-properties fo:font-weight="bold" officeooo:rsid="001f42e0" officeooo:paragraph-rsid="00387870" style:font-weight-asian="bold" style:font-weight-complex="bold"/>
    </style:style>
    <style:style style:name="P62" style:family="paragraph" style:parent-style-name="ВКР_5f_Обычный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fo:font-weight="bold" officeooo:rsid="001f42e0" officeooo:paragraph-rsid="001f42e0" style:font-weight-asian="bold" style:font-weight-complex="bold"/>
    </style:style>
    <style:style style:name="P6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689f6" style:font-size-asian="14pt" style:font-size-complex="14pt"/>
    </style:style>
    <style:style style:name="T3" style:family="text">
      <style:text-properties fo:font-size="14pt" fo:language="ru" fo:country="RU" officeooo:rsid="001ecb23" style:font-size-asian="14pt" style:font-size-complex="14pt"/>
    </style:style>
    <style:style style:name="T4" style:family="text">
      <style:text-properties fo:font-size="14pt" fo:language="ru" fo:country="RU" officeooo:rsid="003689f6" style:font-size-asian="14pt" style:font-size-complex="14pt"/>
    </style:style>
    <style:style style:name="T5" style:family="text">
      <style:text-properties fo:font-size="14pt" fo:language="ru" fo:country="RU" officeooo:rsid="00381d9a" style:font-size-asian="14pt" style:font-size-complex="14pt"/>
    </style:style>
    <style:style style:name="T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209f81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228b29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381d9a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387870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f42e0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US" fo:font-weight="normal" officeooo:rsid="00209f81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0228b29" style:font-size-asian="14pt" style:font-weight-asian="normal" style:font-size-complex="14pt" style:font-weight-complex="normal"/>
    </style:style>
    <style:style style:name="T16" style:family="text">
      <style:text-properties fo:font-size="14pt" fo:language="en" fo:country="US" fo:font-weight="normal" officeooo:rsid="002421a4" style:font-size-asian="14pt" style:font-weight-asian="normal" style:font-size-complex="14pt" style:font-weight-complex="normal"/>
    </style:style>
    <style:style style:name="T17" style:family="text">
      <style:text-properties text:display="tru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ru" fo:country="RU" officeooo:rsid="0027280f"/>
    </style:style>
    <style:style style:name="T20" style:family="text">
      <style:text-properties fo:language="ru" fo:country="RU" officeooo:rsid="00340443"/>
    </style:style>
    <style:style style:name="T21" style:family="text">
      <style:text-properties fo:language="ru" fo:country="RU" officeooo:rsid="0027280f" style:font-size-asian="14pt" style:font-size-complex="14pt"/>
    </style:style>
    <style:style style:name="T22" style:family="text">
      <style:text-properties fo:language="ru" fo:country="RU" officeooo:rsid="003942a3" fo:background-color="#1e1e1e" loext:char-shading-value="0"/>
    </style:style>
    <style:style style:name="T23" style:family="text">
      <style:text-properties fo:color="#b4b4b4" loext:opacity="100%"/>
    </style:style>
    <style:style style:name="T24" style:family="text">
      <style:text-properties fo:color="#b4b4b4" loext:opacity="100%" style:font-name="Consolas"/>
    </style:style>
    <style:style style:name="T25" style:family="text">
      <style:text-properties fo:color="#b4b4b4" loext:opacity="100%" style:font-name="Consolas" fo:font-size="10.5pt" fo:font-weight="normal"/>
    </style:style>
    <style:style style:name="T26" style:family="text">
      <style:text-properties fo:color="#b4b4b4" loext:opacity="100%" fo:font-size="10.5pt" fo:font-weight="normal"/>
    </style:style>
    <style:style style:name="T27" style:family="text">
      <style:text-properties fo:color="#b4b4b4" loext:opacity="100%" fo:background-color="#1e1e1e" loext:char-shading-value="0"/>
    </style:style>
    <style:style style:name="T28" style:family="text">
      <style:text-properties fo:color="#9a9a9a" loext:opacity="100%"/>
    </style:style>
    <style:style style:name="T29" style:family="text">
      <style:text-properties fo:color="#9a9a9a" loext:opacity="100%" style:font-name="Consolas"/>
    </style:style>
    <style:style style:name="T30" style:family="text">
      <style:text-properties fo:color="#9a9a9a" loext:opacity="100%" style:font-name="Consolas" fo:font-size="10.5pt" fo:font-weight="normal"/>
    </style:style>
    <style:style style:name="T31" style:family="text">
      <style:text-properties fo:color="#9a9a9a" loext:opacity="100%" fo:font-size="10.5pt" fo:font-weight="normal"/>
    </style:style>
    <style:style style:name="T32" style:family="text">
      <style:text-properties fo:color="#9a9a9a" loext:opacity="100%" fo:background-color="#1e1e1e" loext:char-shading-value="0"/>
    </style:style>
    <style:style style:name="T33" style:family="text">
      <style:text-properties fo:color="#9a9a9a" loext:opacity="100%" officeooo:rsid="0028e00d" fo:background-color="#1e1e1e" loext:char-shading-value="0"/>
    </style:style>
    <style:style style:name="T34" style:family="text">
      <style:text-properties fo:color="#9a9a9a" loext:opacity="100%" officeooo:rsid="00297ea8" fo:background-color="#1e1e1e" loext:char-shading-value="0"/>
    </style:style>
    <style:style style:name="T35" style:family="text">
      <style:text-properties fo:color="#9a9a9a" loext:opacity="100%" officeooo:rsid="002b6d68" fo:background-color="#1e1e1e" loext:char-shading-value="0"/>
    </style:style>
    <style:style style:name="T36" style:family="text">
      <style:text-properties fo:color="#9a9a9a" loext:opacity="100%" fo:language="ru" fo:country="RU" officeooo:rsid="003942a3" fo:background-color="#1e1e1e" loext:char-shading-value="0"/>
    </style:style>
    <style:style style:name="T37" style:family="text">
      <style:text-properties fo:color="#c8c8c8" loext:opacity="100%"/>
    </style:style>
    <style:style style:name="T38" style:family="text">
      <style:text-properties fo:color="#c8c8c8" loext:opacity="100%" style:font-name="Consolas"/>
    </style:style>
    <style:style style:name="T39" style:family="text">
      <style:text-properties fo:color="#c8c8c8" loext:opacity="100%" style:font-name="Consolas" fo:font-size="10.5pt" fo:font-weight="normal"/>
    </style:style>
    <style:style style:name="T40" style:family="text">
      <style:text-properties fo:color="#c8c8c8" loext:opacity="100%" fo:font-size="10.5pt" fo:font-weight="normal"/>
    </style:style>
    <style:style style:name="T41" style:family="text">
      <style:text-properties fo:color="#c8c8c8" loext:opacity="100%" fo:background-color="#1e1e1e" loext:char-shading-value="0"/>
    </style:style>
    <style:style style:name="T42" style:family="text">
      <style:text-properties fo:color="#beb7ff" loext:opacity="100%"/>
    </style:style>
    <style:style style:name="T43" style:family="text">
      <style:text-properties fo:color="#beb7ff" loext:opacity="100%" fo:background-color="#1e1e1e" loext:char-shading-value="0"/>
    </style:style>
    <style:style style:name="T44" style:family="text">
      <style:text-properties fo:color="#e8c9bb" loext:opacity="100%"/>
    </style:style>
    <style:style style:name="T45" style:family="text">
      <style:text-properties fo:color="#e8c9bb" loext:opacity="100%" style:font-name="Consolas"/>
    </style:style>
    <style:style style:name="T46" style:family="text">
      <style:text-properties fo:color="#e8c9bb" loext:opacity="100%" style:font-name="Consolas" fo:font-size="10.5pt" fo:font-weight="normal"/>
    </style:style>
    <style:style style:name="T47" style:family="text">
      <style:text-properties fo:color="#ce9178" loext:opacity="100%"/>
    </style:style>
    <style:style style:name="T48" style:family="text">
      <style:text-properties fo:color="#ce9178" loext:opacity="100%" style:font-name="Consolas"/>
    </style:style>
    <style:style style:name="T49" style:family="text">
      <style:text-properties fo:color="#ce9178" loext:opacity="100%" style:font-name="Consolas" fo:font-size="10.5pt" fo:font-weight="normal"/>
    </style:style>
    <style:style style:name="T50" style:family="text">
      <style:text-properties fo:color="#569cd6" loext:opacity="100%"/>
    </style:style>
    <style:style style:name="T51" style:family="text">
      <style:text-properties fo:color="#569cd6" loext:opacity="100%" style:font-name="Consolas" fo:font-size="10.5pt" fo:font-weight="normal"/>
    </style:style>
    <style:style style:name="T52" style:family="text">
      <style:text-properties fo:color="#569cd6" loext:opacity="100%" fo:font-size="10.5pt" fo:font-weight="normal"/>
    </style:style>
    <style:style style:name="T53" style:family="text">
      <style:text-properties fo:color="#dadada" loext:opacity="100%" style:font-name="Consolas" fo:font-size="10.5pt" fo:font-weight="normal" officeooo:rsid="001f42e0" fo:background-color="transparent" loext:char-shading-value="0" style:font-size-asian="14pt" style:font-weight-asian="normal" style:font-size-complex="14pt" style:font-weight-complex="normal"/>
    </style:style>
    <style:style style:name="T54" style:family="text">
      <style:text-properties fo:color="#4ec9b0" loext:opacity="100%"/>
    </style:style>
    <style:style style:name="T55" style:family="text">
      <style:text-properties fo:color="#4ec9b0" loext:opacity="100%" style:font-name="Consolas" fo:font-size="10.5pt" fo:font-weight="normal"/>
    </style:style>
    <style:style style:name="T56" style:family="text">
      <style:text-properties fo:color="#4ec9b0" loext:opacity="100%" fo:font-size="10.5pt" fo:font-weight="normal"/>
    </style:style>
    <style:style style:name="T57" style:family="text">
      <style:text-properties style:font-name="Consolas" fo:font-size="10.5pt" fo:font-weight="normal"/>
    </style:style>
    <style:style style:name="T58" style:family="text">
      <style:text-properties fo:font-size="10.5pt" fo:font-weight="normal"/>
    </style:style>
    <style:style style:name="T59" style:family="text">
      <style:text-properties fo:color="#dcdcaa" loext:opacity="100%"/>
    </style:style>
    <style:style style:name="T60" style:family="text">
      <style:text-properties fo:color="#dcdcaa" loext:opacity="100%" style:font-name="Consolas" fo:font-size="10.5pt" fo:font-weight="normal"/>
    </style:style>
    <style:style style:name="T61" style:family="text">
      <style:text-properties fo:color="#dcdcaa" loext:opacity="100%" fo:font-size="10.5pt" fo:font-weight="normal"/>
    </style:style>
    <style:style style:name="T62" style:family="text">
      <style:text-properties fo:color="#57a64a" loext:opacity="100%" style:font-name="Consolas"/>
    </style:style>
    <style:style style:name="T63" style:family="text">
      <style:text-properties fo:color="#57a64a" loext:opacity="100%" style:font-name="Consolas" fo:language="ru" fo:country="RU" officeooo:rsid="003942a3"/>
    </style:style>
    <style:style style:name="T64" style:family="text">
      <style:text-properties fo:color="#57a64a" loext:opacity="100%" style:font-name="Consolas" fo:language="ru" fo:country="RU" officeooo:rsid="003ac5bb"/>
    </style:style>
    <style:style style:name="T65" style:family="text">
      <style:text-properties fo:color="#57a64a" loext:opacity="100%" style:font-name="Consolas" fo:language="en" fo:country="US" officeooo:rsid="003942a3"/>
    </style:style>
    <style:style style:name="T66" style:family="text">
      <style:text-properties fo:color="#57a64a" loext:opacity="100%" style:font-name="Consolas" fo:language="en" fo:country="US" officeooo:rsid="003ac5bb"/>
    </style:style>
    <style:style style:name="T67" style:family="text">
      <style:text-properties fo:color="#57a64a" loext:opacity="100%" fo:font-size="10.5pt" fo:font-weight="normal"/>
    </style:style>
    <style:style style:name="T68" style:family="text">
      <style:text-properties fo:color="#b5cea8" loext:opacity="100%"/>
    </style:style>
    <style:style style:name="T69" style:family="text">
      <style:text-properties fo:color="#b5cea8" loext:opacity="100%" style:font-name="Consolas" fo:font-size="10.5pt" fo:font-weight="normal"/>
    </style:style>
    <style:style style:name="T70" style:family="text">
      <style:text-properties fo:color="#9cdcfe" loext:opacity="100%"/>
    </style:style>
    <style:style style:name="T71" style:family="text">
      <style:text-properties fo:color="#9cdcfe" loext:opacity="100%" style:font-name="Consolas" fo:font-size="10.5pt" fo:font-weight="normal"/>
    </style:style>
    <style:style style:name="T72" style:family="text">
      <style:text-properties fo:color="#d8a0df" loext:opacity="100%" style:font-name="Consolas" fo:font-size="10.5pt" fo:font-weight="normal"/>
    </style:style>
    <style:style style:name="T73" style:family="text">
      <style:text-properties fo:color="#ffd68f" loext:opacity="100%" style:font-name="Consolas" fo:font-size="10.5pt" fo:font-weight="normal"/>
    </style:style>
    <style:style style:name="T74" style:family="text">
      <style:text-properties fo:background-color="#1e1e1e" loext:char-shading-value="0"/>
    </style:style>
    <style:style style:name="T75" style:family="text">
      <style:text-properties officeooo:rsid="0028e00d" fo:background-color="#1e1e1e" loext:char-shading-value="0"/>
    </style:style>
    <style:style style:name="T76" style:family="text">
      <style:text-properties fo:color="#00a933" loext:opacity="100%" fo:background-color="#1e1e1e" loext:char-shading-value="0"/>
    </style:style>
    <style:style style:name="T77" style:family="text">
      <style:text-properties fo:color="#00a933" loext:opacity="100%" officeooo:rsid="0028e00d" fo:background-color="#1e1e1e" loext:char-shading-value="0"/>
    </style:style>
    <style:style style:name="T78" style:family="text">
      <style:text-properties fo:color="#00a933" loext:opacity="100%" fo:language="ru" fo:country="RU" officeooo:rsid="003942a3" fo:background-color="#1e1e1e" loext:char-shading-value="0"/>
    </style:style>
    <style:style style:name="T79" style:family="text">
      <style:text-properties fo:color="#069a2e" loext:opacity="100%" fo:background-color="#1e1e1e" loext:char-shading-value="0"/>
    </style:style>
    <style:style style:name="T80" style:family="text">
      <style:text-properties fo:color="#069a2e" loext:opacity="100%" officeooo:rsid="0028e00d" fo:background-color="#1e1e1e" loext:char-shading-value="0"/>
    </style:style>
    <style:style style:name="T81" style:family="text">
      <style:text-properties fo:color="#069a2e" loext:opacity="100%" fo:language="ru" fo:country="RU" officeooo:rsid="003942a3" fo:background-color="#1e1e1e" loext:char-shading-value="0"/>
    </style:style>
    <style:style style:name="T82" style:family="text">
      <style:text-properties fo:color="#468a1a" loext:opacity="100%" fo:background-color="#1e1e1e" loext:char-shading-value="0"/>
    </style:style>
    <style:style style:name="T83" style:family="text">
      <style:text-properties fo:color="#468a1a" loext:opacity="100%" officeooo:rsid="0028e00d" fo:background-color="#1e1e1e" loext:char-shading-value="0"/>
    </style:style>
    <style:style style:name="T84" style:family="text">
      <style:text-properties fo:color="#468a1a" loext:opacity="100%" fo:language="ru" fo:country="RU" officeooo:rsid="003942a3" fo:background-color="#1e1e1e" loext:char-shading-value="0"/>
    </style:style>
    <style:style style:name="T85" style:family="text">
      <style:text-properties fo:color="#127622" loext:opacity="100%" fo:background-color="#1e1e1e" loext:char-shading-value="0"/>
    </style:style>
    <style:style style:name="T86" style:family="text">
      <style:text-properties fo:color="#127622" loext:opacity="100%" officeooo:rsid="0028e00d" fo:background-color="#1e1e1e" loext:char-shading-value="0"/>
    </style:style>
    <style:style style:name="T87" style:family="text">
      <style:text-properties fo:color="#127622" loext:opacity="100%" fo:language="ru" fo:country="RU" officeooo:rsid="003942a3" fo:background-color="#1e1e1e" loext:char-shading-value="0"/>
    </style:style>
    <style:style style:name="T88" style:family="text">
      <style:text-properties fo:color="#5eb91e" loext:opacity="100%" fo:background-color="#1e1e1e" loext:char-shading-value="0"/>
    </style:style>
    <style:style style:name="T89" style:family="text">
      <style:text-properties fo:color="#5eb91e" loext:opacity="100%" officeooo:rsid="0028e00d" fo:background-color="#1e1e1e" loext:char-shading-value="0"/>
    </style:style>
    <style:style style:name="T90" style:family="text">
      <style:text-properties fo:color="#5eb91e" loext:opacity="100%" fo:language="ru" fo:country="RU" officeooo:rsid="003942a3" fo:background-color="#1e1e1e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ffffff" draw:textarea-vertical-align="top" draw:auto-grow-height="false" fo:min-height="0.1902in" fo:min-width="0.13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 loext:marker-style-name="T1"><text:span text:style-name="T1">МИНИСТЕРСТВО НАУКИ И ВЫСШЕГО ОБРАЗОВАНИЯ РОССИЙСКОЙ ФЕДЕРАЦИИ</text:span></text:p>
      <text:p text:style-name="P31" loext:marker-style-name="T1"><text:span text:style-name="T1">ФЕДЕРАЛЬНОЕ ГОСУДАРСТВЕННОЕ БЮДЖЕТНОЕ ОБРАЗОВАТЕЛЬНОЕ УЧРЕЖДЕНИЕ ВЫСШЕГО ОБРАЗОВАНИЯ </text:span></text:p>
      <text:p text:style-name="P31" loext:marker-style-name="T1"><text:span text:style-name="T1">НОВОСИБИРСКИЙ ГОСУДАРСТВЕННЫЙ ТЕХНИЧЕСКИЙ УНИВЕРСИТЕТ</text:span></text:p>
      <text:p text:style-name="P31" loext:marker-style-name="T1"><text:span text:style-name="T1">Кафедра вычислительной техники</text:span></text:p>
      <text:p text:style-name="P3"/>
      <text:p text:style-name="P3"/>
      <text:p text:style-name="P3"/>
      <text:p text:style-name="P4"/>
      <text:p text:style-name="P31" loext:marker-style-name="T1"><text:span text:style-name="T1">Лабораторная работа №</text:span><text:span text:style-name="T2">2</text:span></text:p>
      <text:p text:style-name="P31" loext:marker-style-name="T1"><text:span text:style-name="T1">по дисциплине «Программирование»</text:span></text:p>
      <text:p text:style-name="P31" loext:marker-style-name="T1"><text:span text:style-name="T1">на тему: «</text:span><text:span text:style-name="T4">Перегрузка </text:span><text:span text:style-name="T5">операций</text:span><text:span text:style-name="T1">»</text:span></text:p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3" loext:marker-style-name="T1"/>
      <text:p text:style-name="P32" loext:marker-style-name="T1"/>
      <text:p text:style-name="P34" loext:marker-style-name="T1"><text:span text:style-name="T1">Группа: АВТ-441</text:span></text:p>
      <text:p text:style-name="P34" loext:marker-style-name="T1"><text:span text:style-name="T1">Студент: </text:span><text:span text:style-name="T3">Зорин Арсений Денисович</text:span></text:p>
      <text:p text:style-name="P34" loext:marker-style-name="T1"><text:span text:style-name="T1">Преподаватель: Орлов Илья Викторович</text:span></text:p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1" loext:marker-style-name="T1"><draw:custom-shape text:anchor-type="char" draw:z-index="0" draw:name="Фигура1" draw:style-name="gr1" draw:text-style-name="P63" svg:width="0.4669in" svg:height="0.4087in" svg:x="3.1354in" svg:y="0.349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Новосибирск 2025</text:span></text:p>
      <text:p text:style-name="P2">СОДЕРЖАНИЕ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ВКР_5f_5f_5f_5f_5f_5f_5f_Заголовок_5f_5f_5f_5f_5f_5f_5f_без_5f_5f_5f_5f_5f_5f_5f_номера"/>
            <text:index-source-style text:style-name="ВКР_5f_5f_5f_5f_5f_5f_5f_Заголовок_5f_5f_5f_5f_5f_5f_5f_1_5f_5f_5f_5f_5f_5f_5f_уровень"/>
          </text:index-source-styles>
          <text:index-source-styles text:outline-level="2">
            <text:index-source-style text:style-name="ВКР_5f_5f_5f_5f_5f_5f_5f_Заголовок_5f_5f_5f_5f_5f_5f_5f_2_5f_5f_5f_5f_5f_5f_5f_уровень"/>
          </text:index-source-styles>
          <text:index-source-styles text:outline-level="3">
            <text:index-source-style text:style-name="ВКР_5f_5f_5f_5f_5f_5f_5f_Заголовок_5f_5f_5f_5f_5f_5f_5f_3_5f_5f_5f_5f_5f_5f_5f_уровень"/>
          </text:index-source-styles>
          <text:index-source-styles text:outline-level="4">
            <text:index-source-style text:style-name="ВКР_5f_5f_5f_5f_5f_5f_5f_Заголовок_5f_5f_5f_5f_5f_5f_5f_4_5f_5f_5f_5f_5f_5f_5f_уровень"/>
          </text:index-source-styles>
        </text:table-of-content-source>
        <text:index-body>
          <text:p text:style-name="P1"><text:a xlink:type="simple" xlink:href="#_Toc208001212" text:style-name="Index_20_Link" text:visited-style-name="Index_20_Link"><text:span text:style-name="Ссылка_20_указателя"><text:span text:style-name="T17">ВВЕДЕНИЕ</text:span></text:span><text:span text:style-name="T17"><text:tab/>3</text:span></text:a></text:p>
          <text:p text:style-name="P1"><text:a xlink:type="simple" xlink:href="#_Toc208001213" text:style-name="Index_20_Link" text:visited-style-name="Index_20_Link"><text:span text:style-name="T17">1 Описание разрабатываемого класса<text:tab/>4</text:span></text:a></text:p>
          <text:p text:style-name="P1"><text:a xlink:type="simple" xlink:href="#_Toc208001214" text:style-name="Index_20_Link" text:visited-style-name="Index_20_Link"><text:span text:style-name="T17">2 Программная реализация<text:tab/>5</text:span></text:a></text:p>
          <text:p text:style-name="P1"><text:a xlink:type="simple" xlink:href="#_Toc208001215" text:style-name="Index_20_Link" text:visited-style-name="Index_20_Link"><text:span text:style-name="T17">3 Тестирование<text:tab/>6</text:span></text:a></text:p>
          <text:p text:style-name="P1"><text:a xlink:type="simple" xlink:href="#_Toc208001216" text:style-name="Index_20_Link" text:visited-style-name="Index_20_Link"><text:span text:style-name="T17">ЗАКЛЮЧЕНИЕ<text:tab/>7</text:span></text:a></text:p>
          <text:p text:style-name="P1"><text:a xlink:type="simple" xlink:href="#_Toc208001217" text:style-name="Index_20_Link" text:visited-style-name="Index_20_Link"><text:span text:style-name="T17">ПРИЛОЖЕНИЕ<text:tab/>8</text:span></text:a></text:p>
        </text:index-body>
      </text:table-of-content>
      <text:p text:style-name="P62" loext:marker-style-name="T1"><text:span text:style-name="T9"/></text:p>
      <text:p text:style-name="P54" loext:marker-style-name="T1"><text:span text:style-name="T9">ВВЕДЕНИЕ</text:span></text:p>
      <text:p text:style-name="P58" loext:marker-style-name="T1"><text:span text:style-name="T1">Цель работы:</text:span><text:span text:style-name="T9"> Ознакомиться с особенностями использования дружественных классов и функций, а также возможностью получения законченного нового типа данных, определив для него допустимые операции с помощью перегрузки операторов. <text:s/></text:span></text:p>
      <text:p text:style-name="P57" loext:marker-style-name="T1"><text:span text:style-name="T9"/></text:p>
      <text:p text:style-name="P58" loext:marker-style-name="T1"><text:span text:style-name="T1">Задание: </text:span><text:span text:style-name="T9">Для класса из лаб. работы №1 реализовать набор операций для работы с объектами класса: по заданию. Изменить демонстрационную программу, продемонстрировав все перегруженные операции. Операции перегрузить методами класса и дружественными функциями. <text:s/></text:span></text:p>
      <text:p text:style-name="P57" loext:marker-style-name="T1"><text:span text:style-name="T9"/></text:p>
      <text:p text:style-name="P58" loext:marker-style-name="T1"><text:span text:style-name="T1">Вариант: </text:span><text:span text:style-name="T9">Для класса работы с многочленами перегрузить следующие операции: <text:s/></text:span></text:p>
      <text:p text:style-name="P57" loext:marker-style-name="T1"><text:span text:style-name="T9">- сложение/вычитание многочленов; <text:s/></text:span></text:p>
      <text:p text:style-name="P57" loext:marker-style-name="T1"><text:span text:style-name="T9">- операции ++ и -- реализовать как повышение/понижение степени многочлена; <text:s/></text:span></text:p>
      <text:p text:style-name="P57" loext:marker-style-name="T1"><text:span text:style-name="T9">- операцию вызова функции – вычисление многочлена для заданного x; <text:s/></text:span></text:p>
      <text:p text:style-name="P57" loext:marker-style-name="T1"><text:span text:style-name="T9">- операцию индексирования; <text:s/></text:span></text:p>
      <text:p text:style-name="P59" loext:marker-style-name="T1"><text:span text:style-name="T9">- операцию присваивания. <text:s/></text:span></text:p>
      <text:p text:style-name="P55" loext:marker-style-name="T1"><text:span text:style-name="T9">1 Описание разрабатываемого класса</text:span></text:p>
      <text:p text:style-name="P58" loext:marker-style-name="T1"><text:span text:style-name="T1">Перегруженные операторы класса Polynomial:</text:span></text:p>
      <text:p text:style-name="P58" loext:marker-style-name="T1"><text:span text:style-name="T1">Polynomial operator+(const Polynomial&amp; other) const</text:span><text:span text:style-name="T9"> - </text:span><text:span text:style-name="T10">О</text:span><text:span text:style-name="T9">ператор сложения двух многочленов. Возвращает новый многочлен, коэффициенты которого являются суммой коэффициентов исходных многочленов. <text:s/></text:span></text:p>
      <text:p text:style-name="P58" loext:marker-style-name="T1"><text:span text:style-name="T1">Polynomial operator-(const Polynomial&amp; other) const</text:span><text:span text:style-name="T9"> - Оператор вычитания двух многочленов. Возвращает новый многочлен, коэффициенты которого являются разностью коэффициентов исходных многочленов. <text:s/></text:span></text:p>
      <text:p text:style-name="P58" loext:marker-style-name="T1"><text:span text:style-name="T1">Polynomial&amp; operator++() </text:span><text:span text:style-name="T9">- Префиксный инкремент. Повышает степень многочлена, добавляя нулевой коэффициент в начало вектора коэффициентов. <text:s/></text:span></text:p>
      <text:p text:style-name="P58" loext:marker-style-name="T1"><text:span text:style-name="T1">Polynomial operator++(int) </text:span><text:span text:style-name="T9">- Постфиксный инкремент. Возвращает копию исходного многочлена, затем повышает его степень. <text:s/></text:span></text:p>
      <text:p text:style-name="P58" loext:marker-style-name="T1"><text:span text:style-name="T1">Polynomial&amp; operator--() </text:span><text:span text:style-name="T9">- Префиксный декремент. Понижает степень многочлена, удаляя первый коэффициент. <text:s/></text:span></text:p>
      <text:p text:style-name="P58" loext:marker-style-name="T1"><text:span text:style-name="T1">Polynomial operator--(int) </text:span><text:span text:style-name="T9">- Постфиксный декремент. Возвращает копию исходного многочлена, затем понижает его степень. <text:s/></text:span></text:p>
      <text:p text:style-name="P60" loext:marker-style-name="T1"><text:span text:style-name="T1">double operator()(double x) const </text:span><text:span text:style-name="T9">- Оператор вызова функции. Вычисляет значение многочлена для заданного x. <text:s/></text:span></text:p>
      <text:p text:style-name="P60" loext:marker-style-name="T1"><text:span text:style-name="T1">double operator[](int index) const </text:span><text:span text:style-name="T9">- Оператор индексирования. Возвращает коэффициент при степени index. Если индекс выходит за границы, возвращает 0.0. <text:s/></text:span></text:p>
      <text:p text:style-name="P58" loext:marker-style-name="T1"><text:span text:style-name="T1">Polynomial&amp; operator=(const Polynomial&amp; other) </text:span><text:span text:style-name="T9">- Оператор присваивания. Выполняет глубокое копирование всех полей из правого операнда в левый. <text:s/></text:span></text:p>
      <text:p text:style-name="P58" loext:marker-style-name="T1"><text:span text:style-name="T1">bool operator==(const Polynomial&amp; other) const </text:span><text:span text:style-name="T9">- Оператор сравнения на равенство. Проверяет, совпадают ли порядки и коэффициенты двух многочленов. <text:s/></text:span></text:p>
      <text:p text:style-name="P58" loext:marker-style-name="T1"><text:span text:style-name="T1">bool operator!=(const Polynomial&amp; other) const </text:span><text:span text:style-name="T9">- Оператор сравнения на неравенство. Возвращает отрицание оператора ==. <text:s/></text:span></text:p>
      <text:p text:style-name="P53" loext:marker-style-name="T1"><text:span text:style-name="T9">2 Программная реализация</text:span></text:p>
      <text:p text:style-name="P57" loext:marker-style-name="T1"><text:span text:style-name="T9">Все операторы реализованы как методы класса, за исключением операторов ввода/вывода, которые реализованы как дружественные функции. <text:s/></text:span></text:p>
      <text:p text:style-name="P57" loext:marker-style-name="T1"><text:span text:style-name="T9">Арифметические операторы (+ и -) используют поэлементное сложение/вычитание коэффициентов с учетом возможной разницы в степенях многочленов. <text:s/></text:span></text:p>
      <text:p text:style-name="P57" loext:marker-style-name="T1"><text:span text:style-name="T9">Операторы ++ и -- используют методы increaseDegree() и decreaseDegree() для изменения степени многочлена. <text:s/></text:span></text:p>
      <text:p text:style-name="P57" loext:marker-style-name="T1"><text:span text:style-name="T9">Оператор () использует метод evaluate() для вычисления значения многочлена в точке x. <text:s/></text:span></text:p>
      <text:p text:style-name="P57" loext:marker-style-name="T1"><text:span text:style-name="T9">Оператор [] обеспечивает безопасный доступ к коэффициентам с проверкой границ. <text:s/></text:span></text:p>
      <text:p text:style-name="P61" loext:marker-style-name="T1"><text:span text:style-name="T9">Оператор = выполняет глубокое копирование, проверяя присваивание самому себе. <text:s/></text:span></text:p>
      <text:p text:style-name="P56" loext:marker-style-name="T1"><text:span text:style-name="T9">3 Тестирование</text:span></text:p>
      <text:p text:style-name="P57" loext:marker-style-name="T1"><text:span text:style-name="T9">Для тестирования перегруженных операторов была разработана демонстрационная программа, которая включает: <text:s/></text:span></text:p>
      <text:p text:style-name="P57" loext:marker-style-name="T1"><text:span text:style-name="T9"/></text:p>
      <text:p text:style-name="P57" loext:marker-style-name="T1"><text:span text:style-name="T1">1. Сложение и вычитание многочленов:</text:span></text:p>
      <text:p text:style-name="P57" loext:marker-style-name="T1"><text:span text:style-name="T9"><text:s text:c="3"/>- Созданы два многочлена: p1 = 2x^2 + 3x + 1, p2 = x^2 - x + 4. <text:s/></text:span></text:p>
      <text:p text:style-name="P57" loext:marker-style-name="T1"><text:span text:style-name="T9"><text:s text:c="3"/>- Результат сложения: 3x^2 + 2x + 5</text:span><text:span text:style-name="T11">.</text:span><text:span text:style-name="T9"> <text:s/></text:span></text:p>
      <text:p text:style-name="P57" loext:marker-style-name="T1"><text:span text:style-name="T9"><text:s text:c="3"/>- Результат вычитания: x^2 + 4x - 3. <text:s/></text:span></text:p>
      <text:p text:style-name="P57" loext:marker-style-name="T1"><text:span text:style-name="T1">2. Инкремент и декремент:</text:span><text:span text:style-name="T9"> </text:span></text:p>
      <text:p text:style-name="P57" loext:marker-style-name="T1"><text:span text:style-name="T9"><text:s text:c="3"/>- Исходный многочлен: 3x + 2. <text:s/></text:span></text:p>
      <text:p text:style-name="P57" loext:marker-style-name="T1"><text:span text:style-name="T9"><text:s text:c="3"/>- После ++: 3x^2 + 2x. <text:s/></text:span></text:p>
      <text:p text:style-name="P57" loext:marker-style-name="T1"><text:span text:style-name="T9"><text:s text:c="3"/>- После --: 3x + 2. <text:s/></text:span></text:p>
      <text:p text:style-name="P57" loext:marker-style-name="T1"><text:span text:style-name="T1">3. Вычисление значения многочлена:</text:span><text:span text:style-name="T9"> </text:span></text:p>
      <text:p text:style-name="P57" loext:marker-style-name="T1"><text:span text:style-name="T9"><text:s text:c="3"/>- Для p = 2x^2 + 3x + 1 при x = 2: результат 15. <text:s/></text:span></text:p>
      <text:p text:style-name="P57" loext:marker-style-name="T1"><text:span text:style-name="T1">4. Оператор индексирования:</text:span></text:p>
      <text:p text:style-name="P57" loext:marker-style-name="T1"><text:span text:style-name="T9"><text:s text:c="3"/>- Для p = 4x^3 + 2x + 1, p[3] = 4, p[1] = 2. <text:s/></text:span></text:p>
      <text:p text:style-name="P57" loext:marker-style-name="T1"><text:span text:style-name="T1">5. Оператор присваивания:</text:span></text:p>
      <text:p text:style-name="P57" loext:marker-style-name="T1"><text:span text:style-name="T9"><text:s text:c="3"/>- Создана копия многочлена, проверено равенство исходного и скопированного объектов. <text:s/></text:span></text:p>
      <text:p text:style-name="P57" loext:marker-style-name="T1"><text:span text:style-name="T9">Все тесты прошли успешно, перегруженные операторы работают корректно. <text:s/></text:span></text:p>
      <text:p text:style-name="P53" loext:marker-style-name="T1"><text:span text:style-name="T9">ЗАКЛЮЧЕНИЕ</text:span></text:p>
      <text:p text:style-name="P57" loext:marker-style-name="T1"><text:span text:style-name="T9">В ходе выполнения лабораторной работы были успешно перегружены основные операторы для класса Polynomial, что позволило сделать работу с многочленами более интуитивной и удобной. Реализованные операторы соответствуют семантике математических операций с многочленами и обеспечивают корректную обработку всех возможных случаев, включая многочлены разной степени.</text:span></text:p>
      <text:p text:style-name="P52" loext:marker-style-name="T1"><text:span text:style-name="T12">ПРИЛОЖЕНИЕ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8"><text:span text:style-name="Source_20_Text"><text:span text:style-name="T62">//</text:span></text:span></text:p>
            <text:p text:style-name="P38"><text:span text:style-name="Source_20_Text"><text:span text:style-name="T62">// </text:span></text:span><text:span text:style-name="Source_20_Text"><text:span text:style-name="T63">добавление к </text:span></text:span><text:span text:style-name="Source_20_Text"><text:span text:style-name="T65">Polynomail.h</text:span></text:span></text:p>
            <text:p text:style-name="P38"><text:span text:style-name="Source_20_Text"><text:span text:style-name="T62">//</text:span></text:span></text:p>
            <text:p text:style-name="P38"><text:span text:style-name="Source_20_Text"><text:span text:style-name="T62"/></text:span></text:p>
            <text:p text:style-name="P38"><text:span text:style-name="Source_20_Text"><text:span text:style-name="T62">// Operations</text:span></text:span></text:p>
            <text:p text:style-name="P22">    <text:span text:style-name="T55">Polynomial</text:span><text:span text:style-name="T57"> </text:span><text:span text:style-name="T25">operator+(</text:span><text:span text:style-name="T51">const</text:span><text:span text:style-name="T57"> </text:span><text:span text:style-name="T55">Polynomial</text:span><text:span text:style-name="T25">&amp;</text:span><text:span text:style-name="T57"> </text:span><text:span text:style-name="T30">other</text:span><text:span text:style-name="T25">)</text:span><text:span text:style-name="T57"> </text:span><text:span text:style-name="T51">const</text:span><text:span text:style-name="T25">;</text:span></text:p>
            <text:p text:style-name="P22">    <text:span text:style-name="T55">Polynomial</text:span><text:span text:style-name="T57"> </text:span><text:span text:style-name="T25">operator-(</text:span><text:span text:style-name="T51">const</text:span><text:span text:style-name="T57"> </text:span><text:span text:style-name="T55">Polynomial</text:span><text:span text:style-name="T25">&amp;</text:span><text:span text:style-name="T57"> </text:span><text:span text:style-name="T30">other</text:span><text:span text:style-name="T25">)</text:span><text:span text:style-name="T57"> </text:span><text:span text:style-name="T51">const</text:span><text:span text:style-name="T25">;</text:span></text:p>
            <text:p text:style-name="P22">    <text:span text:style-name="T55">Polynomial</text:span><text:span text:style-name="T25">&amp;</text:span><text:span text:style-name="T57"> </text:span><text:span text:style-name="T25">operator++();</text:span></text:p>
            <text:p text:style-name="P22">    <text:span text:style-name="T55">Polynomial</text:span><text:span text:style-name="T57"> </text:span><text:span text:style-name="T25">operator++(</text:span><text:span text:style-name="T51">int</text:span><text:span text:style-name="T25">);</text:span><text:span text:style-name="T57"> </text:span></text:p>
            <text:p text:style-name="P22">    <text:span text:style-name="T55">Polynomial</text:span><text:span text:style-name="T25">&amp;</text:span><text:span text:style-name="T57"> </text:span><text:span text:style-name="T25">operator--();</text:span><text:span text:style-name="T57"> </text:span></text:p>
            <text:p text:style-name="P22">    <text:span text:style-name="T55">Polynomial</text:span><text:span text:style-name="T57"> </text:span><text:span text:style-name="T25">operator--(</text:span><text:span text:style-name="T51">int</text:span><text:span text:style-name="T25">);</text:span><text:span text:style-name="T57"> </text:span></text:p>
            <text:p text:style-name="P22">    <text:span text:style-name="T51">double</text:span><text:span text:style-name="T57"> </text:span><text:span text:style-name="T25">operator()(</text:span><text:span text:style-name="T51">double</text:span><text:span text:style-name="T57"> </text:span><text:span text:style-name="T30">x</text:span><text:span text:style-name="T25">)</text:span><text:span text:style-name="T57"> </text:span><text:span text:style-name="T51">const</text:span><text:span text:style-name="T25">;</text:span><text:span text:style-name="T57"> </text:span></text:p>
            <text:p text:style-name="P22">    <text:span text:style-name="T51">double</text:span><text:span text:style-name="T57"> </text:span><text:span text:style-name="T25">operator[](</text:span><text:span text:style-name="T51">int</text:span><text:span text:style-name="T57"> </text:span><text:span text:style-name="T30">index</text:span><text:span text:style-name="T25">)</text:span><text:span text:style-name="T57"> </text:span><text:span text:style-name="T51">const</text:span><text:span text:style-name="T25">;</text:span><text:span text:style-name="T57"> </text:span></text:p>
            <text:p text:style-name="P22">    <text:span text:style-name="T55">Polynomial</text:span><text:span text:style-name="T25">&amp;</text:span><text:span text:style-name="T57"> </text:span><text:span text:style-name="T25">operator=(</text:span><text:span text:style-name="T51">const</text:span><text:span text:style-name="T57"> </text:span><text:span text:style-name="T55">Polynomial</text:span><text:span text:style-name="T25">&amp;</text:span><text:span text:style-name="T57"> </text:span><text:span text:style-name="T30">other</text:span><text:span text:style-name="T25">);</text:span></text:p>
            <text:p text:style-name="P22">    <text:span text:style-name="T51">bool</text:span><text:span text:style-name="T57"> </text:span><text:span text:style-name="T25">operator==(</text:span><text:span text:style-name="T51">const</text:span><text:span text:style-name="T57"> </text:span><text:span text:style-name="T55">Polynomial</text:span><text:span text:style-name="T25">&amp;</text:span><text:span text:style-name="T57"> </text:span><text:span text:style-name="T30">other</text:span><text:span text:style-name="T25">)</text:span><text:span text:style-name="T57"> </text:span><text:span text:style-name="T51">const</text:span><text:span text:style-name="T25">;</text:span></text:p>
            <text:p text:style-name="P22">    <text:span text:style-name="T51">bool</text:span><text:span text:style-name="T57"> </text:span><text:span text:style-name="T25">operator!=(</text:span><text:span text:style-name="T51">const</text:span><text:span text:style-name="T57"> </text:span><text:span text:style-name="T55">Polynomial</text:span><text:span text:style-name="T25">&amp;</text:span><text:span text:style-name="T57"> </text:span><text:span text:style-name="T30">other</text:span><text:span text:style-name="T25">)</text:span><text:span text:style-name="T57"> </text:span><text:span text:style-name="T51">const</text:span><text:span text:style-name="T25">;</text:span></text:p>
            <text:p text:style-name="P38"><text:span text:style-name="Source_20_Text"><text:span text:style-name="T28"/></text:span></text:p>
          </table:table-cell>
        </table:table-row>
      </table:table>
      <text:p text:style-name="P35"/>
      <table:table table:name="Table2" table:style-name="Table2">
        <table:table-column table:style-name="Table2.A"/>
        <table:table-row>
          <table:table-cell table:style-name="Table2.A1" office:value-type="string">
            <text:p text:style-name="P39"><text:span text:style-name="Source_20_Text"><text:span text:style-name="T62">//</text:span></text:span></text:p>
            <text:p text:style-name="P39"><text:span text:style-name="Source_20_Text"><text:span text:style-name="T62">// </text:span></text:span><text:span text:style-name="Source_20_Text"><text:span text:style-name="T63">добавление к </text:span></text:span><text:span text:style-name="Source_20_Text"><text:span text:style-name="T65">Polynomail.</text:span></text:span><text:span text:style-name="Source_20_Text"><text:span text:style-name="T66">cpp</text:span></text:span></text:p>
            <text:p text:style-name="P39"><text:span text:style-name="Source_20_Text"><text:span text:style-name="T62">//</text:span></text:span></text:p>
            <text:p text:style-name="P39"><text:span text:style-name="Source_20_Text"><text:span text:style-name="T62"/></text:span></text:p>
            <text:p text:style-name="P40"><text:span text:style-name="Source_20_Text"><text:span text:style-name="T62">// Operations</text:span></text:span></text:p>
            <text:p text:style-name="P14"><text:span text:style-name="T54">Polynomial</text:span> <text:span text:style-name="T54">Polynomial</text:span><text:span text:style-name="T23">::operator+(</text:span><text:span text:style-name="T50">const</text:span> <text:span text:style-name="T54">Polynomial</text:span><text:span text:style-name="T23">&amp;</text:span> <text:span text:style-name="T28">other</text:span><text:span text:style-name="T23">)</text:span> <text:span text:style-name="T50">const</text:span> <text:span text:style-name="T23">{</text:span></text:p>
            <text:p text:style-name="P22">    <text:span text:style-name="T51">int</text:span><text:span text:style-name="T57"> </text:span><text:span text:style-name="T71">maxOrder</text:span><text:span text:style-name="T57"> </text:span><text:span text:style-name="T25">=</text:span><text:span text:style-name="T57"> </text:span><text:span text:style-name="T39">std</text:span><text:span text:style-name="T25">::</text:span><text:span text:style-name="T60">max</text:span><text:span text:style-name="T25">(</text:span><text:span text:style-name="T57">order</text:span><text:span text:style-name="T25">,</text:span><text:span text:style-name="T57"> </text:span><text:span text:style-name="T30">other</text:span><text:span text:style-name="T25">.</text:span><text:span text:style-name="T57">order</text:span><text:span text:style-name="T25">);</text:span></text:p>
            <text:p text:style-name="P22">    <text:span text:style-name="T39">std</text:span><text:span text:style-name="T25">::</text:span><text:span text:style-name="T55">vector</text:span><text:span text:style-name="T25">&lt;</text:span><text:span text:style-name="T51">double</text:span><text:span text:style-name="T25">&gt;</text:span><text:span text:style-name="T57"> </text:span><text:span text:style-name="T71">resultCoeffs</text:span><text:span text:style-name="T25">(</text:span><text:span text:style-name="T71">maxOrder</text:span><text:span text:style-name="T57"> </text:span><text:span text:style-name="T25">+</text:span><text:span text:style-name="T57"> </text:span><text:span text:style-name="T69">1</text:span><text:span text:style-name="T25">,</text:span><text:span text:style-name="T57"> </text:span><text:span text:style-name="T69">0.0</text:span><text:span text:style-name="T25">);</text:span></text:p>
            <text:p text:style-name="P22">    </text:p>
            <text:p text:style-name="P22">    <text:span text:style-name="T72">for</text:span><text:span text:style-name="T57"> </text:span><text:span text:style-name="T25">(</text:span><text:span text:style-name="T51">int</text:span><text:span text:style-name="T57"> </text:span><text:span text:style-name="T71">i</text:span><text:span text:style-name="T57"> </text:span><text:span text:style-name="T25">=</text:span><text:span text:style-name="T57"> </text:span><text:span text:style-name="T69">0</text:span><text:span text:style-name="T25">;</text:span><text:span text:style-name="T57"> </text:span><text:span text:style-name="T71">i</text:span><text:span text:style-name="T57"> </text:span><text:span text:style-name="T25">&lt;=</text:span><text:span text:style-name="T57"> </text:span><text:span text:style-name="T71">maxOrder</text:span><text:span text:style-name="T25">;</text:span><text:span text:style-name="T57"> </text:span><text:span text:style-name="T71">i</text:span><text:span text:style-name="T25">++)</text:span><text:span text:style-name="T57"> </text:span><text:span text:style-name="T25">{</text:span></text:p>
            <text:p text:style-name="P22">        <text:span text:style-name="T51">double</text:span><text:span text:style-name="T57"> </text:span><text:span text:style-name="T71">coeff1</text:span><text:span text:style-name="T57"> </text:span><text:span text:style-name="T25">=</text:span><text:span text:style-name="T57"> </text:span><text:span text:style-name="T25">(</text:span><text:span text:style-name="T71">i</text:span><text:span text:style-name="T57"> </text:span><text:span text:style-name="T25">&lt;=</text:span><text:span text:style-name="T57"> order</text:span><text:span text:style-name="T25">)</text:span><text:span text:style-name="T57"> </text:span><text:span text:style-name="T25">?</text:span><text:span text:style-name="T57"> coefficients</text:span><text:span text:style-name="T25">[</text:span><text:span text:style-name="T71">i</text:span><text:span text:style-name="T25">]</text:span><text:span text:style-name="T57"> </text:span><text:span text:style-name="T25">:</text:span><text:span text:style-name="T57"> </text:span><text:span text:style-name="T69">0.0</text:span><text:span text:style-name="T25">;</text:span></text:p>
            <text:p text:style-name="P22">        <text:span text:style-name="T51">double</text:span><text:span text:style-name="T57"> </text:span><text:span text:style-name="T71">coeff2</text:span><text:span text:style-name="T57"> </text:span><text:span text:style-name="T25">=</text:span><text:span text:style-name="T57"> </text:span><text:span text:style-name="T25">(</text:span><text:span text:style-name="T71">i</text:span><text:span text:style-name="T57"> </text:span><text:span text:style-name="T25">&lt;=</text:span><text:span text:style-name="T57"> </text:span><text:span text:style-name="T30">other</text:span><text:span text:style-name="T25">.</text:span><text:span text:style-name="T57">order</text:span><text:span text:style-name="T25">)</text:span><text:span text:style-name="T57"> </text:span><text:span text:style-name="T25">?</text:span><text:span text:style-name="T57"> </text:span><text:span text:style-name="T30">other</text:span><text:span text:style-name="T25">.</text:span><text:span text:style-name="T57">coefficients</text:span><text:span text:style-name="T25">[</text:span><text:span text:style-name="T71">i</text:span><text:span text:style-name="T25">]</text:span><text:span text:style-name="T57"> </text:span><text:span text:style-name="T25">:</text:span><text:span text:style-name="T57"> </text:span><text:span text:style-name="T69">0.0</text:span><text:span text:style-name="T25">;</text:span></text:p>
            <text:p text:style-name="P22">        <text:span text:style-name="T71">resultCoeffs</text:span><text:span text:style-name="T25">[</text:span><text:span text:style-name="T71">i</text:span><text:span text:style-name="T25">]</text:span><text:span text:style-name="T57"> </text:span><text:span text:style-name="T25">=</text:span><text:span text:style-name="T57"> </text:span><text:span text:style-name="T71">coeff1</text:span><text:span text:style-name="T57"> </text:span><text:span text:style-name="T25">+</text:span><text:span text:style-name="T57"> </text:span><text:span text:style-name="T71">coeff2</text:span><text:span text:style-name="T25">;</text:span></text:p>
            <text:p text:style-name="P22">    <text:span text:style-name="T25">}</text:span></text:p>
            <text:p text:style-name="P22">    </text:p>
            <text:p text:style-name="P22">    <text:span text:style-name="T72">return</text:span><text:span text:style-name="T57"> </text:span><text:span text:style-name="T55">Polynomial</text:span><text:span text:style-name="T25">(</text:span><text:span text:style-name="T71">maxOrder</text:span><text:span text:style-name="T25">,</text:span><text:span text:style-name="T57"> </text:span><text:span text:style-name="T71">resultCoeffs</text:span><text:span text:style-name="T25">);</text:span></text:p>
            <text:p text:style-name="P27">}</text:p>
            <text:p text:style-name="P29"/>
            <text:p text:style-name="P14"><text:span text:style-name="T54">Polynomial</text:span> <text:span text:style-name="T54">Polynomial</text:span><text:span text:style-name="T23">::operator-(</text:span><text:span text:style-name="T50">const</text:span> <text:span text:style-name="T54">Polynomial</text:span><text:span text:style-name="T23">&amp;</text:span> <text:span text:style-name="T28">other</text:span><text:span text:style-name="T23">)</text:span> <text:span text:style-name="T50">const</text:span> <text:span text:style-name="T23">{</text:span></text:p>
            <text:p text:style-name="P22">    <text:span text:style-name="T51">int</text:span><text:span text:style-name="T57"> </text:span><text:span text:style-name="T71">maxOrder</text:span><text:span text:style-name="T57"> </text:span><text:span text:style-name="T25">=</text:span><text:span text:style-name="T57"> </text:span><text:span text:style-name="T39">std</text:span><text:span text:style-name="T25">::</text:span><text:span text:style-name="T60">max</text:span><text:span text:style-name="T25">(</text:span><text:span text:style-name="T57">order</text:span><text:span text:style-name="T25">,</text:span><text:span text:style-name="T57"> </text:span><text:span text:style-name="T30">other</text:span><text:span text:style-name="T25">.</text:span><text:span text:style-name="T57">order</text:span><text:span text:style-name="T25">);</text:span></text:p>
            <text:p text:style-name="P22">    <text:span text:style-name="T39">std</text:span><text:span text:style-name="T25">::</text:span><text:span text:style-name="T55">vector</text:span><text:span text:style-name="T25">&lt;</text:span><text:span text:style-name="T51">double</text:span><text:span text:style-name="T25">&gt;</text:span><text:span text:style-name="T57"> </text:span><text:span text:style-name="T71">resultCoeffs</text:span><text:span text:style-name="T25">(</text:span><text:span text:style-name="T71">maxOrder</text:span><text:span text:style-name="T57"> </text:span><text:span text:style-name="T25">+</text:span><text:span text:style-name="T57"> </text:span><text:span text:style-name="T69">1</text:span><text:span text:style-name="T25">,</text:span><text:span text:style-name="T57"> </text:span><text:span text:style-name="T69">0.0</text:span><text:span text:style-name="T25">);</text:span></text:p>
            <text:p text:style-name="P22">    </text:p>
            <text:p text:style-name="P22">    <text:span text:style-name="T72">for</text:span><text:span text:style-name="T57"> </text:span><text:span text:style-name="T25">(</text:span><text:span text:style-name="T51">int</text:span><text:span text:style-name="T57"> </text:span><text:span text:style-name="T71">i</text:span><text:span text:style-name="T57"> </text:span><text:span text:style-name="T25">=</text:span><text:span text:style-name="T57"> </text:span><text:span text:style-name="T69">0</text:span><text:span text:style-name="T25">;</text:span><text:span text:style-name="T57"> </text:span><text:span text:style-name="T71">i</text:span><text:span text:style-name="T57"> </text:span><text:span text:style-name="T25">&lt;=</text:span><text:span text:style-name="T57"> </text:span><text:span text:style-name="T71">maxOrder</text:span><text:span text:style-name="T25">;</text:span><text:span text:style-name="T57"> </text:span><text:span text:style-name="T71">i</text:span><text:span text:style-name="T25">++)</text:span><text:span text:style-name="T57"> </text:span><text:span text:style-name="T25">{</text:span></text:p>
            <text:p text:style-name="P22">        <text:span text:style-name="T51">double</text:span><text:span text:style-name="T57"> </text:span><text:span text:style-name="T71">coeff1</text:span><text:span text:style-name="T57"> </text:span><text:span text:style-name="T25">=</text:span><text:span text:style-name="T57"> </text:span><text:span text:style-name="T25">(</text:span><text:span text:style-name="T71">i</text:span><text:span text:style-name="T57"> </text:span><text:span text:style-name="T25">&lt;=</text:span><text:span text:style-name="T57"> order</text:span><text:span text:style-name="T25">)</text:span><text:span text:style-name="T57"> </text:span><text:span text:style-name="T25">?</text:span><text:span text:style-name="T57"> coefficients</text:span><text:span text:style-name="T25">[</text:span><text:span text:style-name="T71">i</text:span><text:span text:style-name="T25">]</text:span><text:span text:style-name="T57"> </text:span><text:span text:style-name="T25">:</text:span><text:span text:style-name="T57"> </text:span><text:span text:style-name="T69">0.0</text:span><text:span text:style-name="T25">;</text:span></text:p>
            <text:p text:style-name="P22">        <text:span text:style-name="T51">double</text:span><text:span text:style-name="T57"> </text:span><text:span text:style-name="T71">coeff2</text:span><text:span text:style-name="T57"> </text:span><text:span text:style-name="T25">=</text:span><text:span text:style-name="T57"> </text:span><text:span text:style-name="T25">(</text:span><text:span text:style-name="T71">i</text:span><text:span text:style-name="T57"> </text:span><text:span text:style-name="T25">&lt;=</text:span><text:span text:style-name="T57"> </text:span><text:span text:style-name="T30">other</text:span><text:span text:style-name="T25">.</text:span><text:span text:style-name="T57">order</text:span><text:span text:style-name="T25">)</text:span><text:span text:style-name="T57"> </text:span><text:span text:style-name="T25">?</text:span><text:span text:style-name="T57"> </text:span><text:span text:style-name="T30">other</text:span><text:span text:style-name="T25">.</text:span><text:span text:style-name="T57">coefficients</text:span><text:span text:style-name="T25">[</text:span><text:span text:style-name="T71">i</text:span><text:span text:style-name="T25">]</text:span><text:span text:style-name="T57"> </text:span><text:span text:style-name="T25">:</text:span><text:span text:style-name="T57"> </text:span><text:span text:style-name="T69">0.0</text:span><text:span text:style-name="T25">;</text:span></text:p>
            <text:p text:style-name="P22">        <text:span text:style-name="T71">resultCoeffs</text:span><text:span text:style-name="T25">[</text:span><text:span text:style-name="T71">i</text:span><text:span text:style-name="T25">]</text:span><text:span text:style-name="T57"> </text:span><text:span text:style-name="T25">=</text:span><text:span text:style-name="T57"> </text:span><text:span text:style-name="T71">coeff1</text:span><text:span text:style-name="T57"> </text:span><text:span text:style-name="T25">-</text:span><text:span text:style-name="T57"> </text:span><text:span text:style-name="T71">coeff2</text:span><text:span text:style-name="T25">;</text:span></text:p>
            <text:p text:style-name="P22">    <text:span text:style-name="T25">}</text:span></text:p>
            <text:p text:style-name="P22">    </text:p>
            <text:p text:style-name="P22">    <text:span text:style-name="T72">return</text:span><text:span text:style-name="T57"> </text:span><text:span text:style-name="T55">Polynomial</text:span><text:span text:style-name="T25">(</text:span><text:span text:style-name="T71">maxOrder</text:span><text:span text:style-name="T25">,</text:span><text:span text:style-name="T57"> </text:span><text:span text:style-name="T71">resultCoeffs</text:span><text:span text:style-name="T25">);</text:span></text:p>
            <text:p text:style-name="P27">}</text:p>
            <text:p text:style-name="P29"/>
            <text:p text:style-name="P14"><text:span text:style-name="T54">Polynomial</text:span><text:span text:style-name="T23">&amp;</text:span> <text:span text:style-name="T54">Polynomial</text:span><text:span text:style-name="T23">::operator++()</text:span> <text:span text:style-name="T23">{</text:span></text:p>
            <text:p text:style-name="P22"><text:soft-page-break/>    <text:span text:style-name="T60">increaseDegree</text:span><text:span text:style-name="T25">();</text:span></text:p>
            <text:p text:style-name="P22">    <text:span text:style-name="T72">return</text:span><text:span text:style-name="T57"> </text:span><text:span text:style-name="T25">*</text:span><text:span text:style-name="T51">this</text:span><text:span text:style-name="T25">;</text:span></text:p>
            <text:p text:style-name="P27">}</text:p>
            <text:p text:style-name="P29"/>
            <text:p text:style-name="P14"><text:span text:style-name="T54">Polynomial</text:span> <text:span text:style-name="T54">Polynomial</text:span><text:span text:style-name="T23">::operator++(</text:span><text:span text:style-name="T50">int</text:span><text:span text:style-name="T23">)</text:span> <text:span text:style-name="T23">{</text:span></text:p>
            <text:p text:style-name="P22">    <text:span text:style-name="T55">Polynomial</text:span><text:span text:style-name="T57"> </text:span><text:span text:style-name="T71">temp</text:span><text:span text:style-name="T57"> </text:span><text:span text:style-name="T25">=</text:span><text:span text:style-name="T57"> </text:span><text:span text:style-name="T25">*</text:span><text:span text:style-name="T51">this</text:span><text:span text:style-name="T25">;</text:span></text:p>
            <text:p text:style-name="P22">    <text:span text:style-name="T60">increaseDegree</text:span><text:span text:style-name="T25">();</text:span></text:p>
            <text:p text:style-name="P22">    <text:span text:style-name="T72">return</text:span><text:span text:style-name="T57"> </text:span><text:span text:style-name="T71">temp</text:span><text:span text:style-name="T25">;</text:span></text:p>
            <text:p text:style-name="P27">}</text:p>
            <text:p text:style-name="P29"/>
            <text:p text:style-name="P14"><text:span text:style-name="T54">Polynomial</text:span><text:span text:style-name="T23">&amp;</text:span> <text:span text:style-name="T54">Polynomial</text:span><text:span text:style-name="T23">::operator--()</text:span> <text:span text:style-name="T23">{</text:span></text:p>
            <text:p text:style-name="P22">    <text:span text:style-name="T60">decreaseDegree</text:span><text:span text:style-name="T25">();</text:span></text:p>
            <text:p text:style-name="P22">    <text:span text:style-name="T72">return</text:span><text:span text:style-name="T57"> </text:span><text:span text:style-name="T25">*</text:span><text:span text:style-name="T51">this</text:span><text:span text:style-name="T25">;</text:span></text:p>
            <text:p text:style-name="P27">}</text:p>
            <text:p text:style-name="P29"/>
            <text:p text:style-name="P14"><text:span text:style-name="T54">Polynomial</text:span> <text:span text:style-name="T54">Polynomial</text:span><text:span text:style-name="T23">::operator--(</text:span><text:span text:style-name="T50">int</text:span><text:span text:style-name="T23">)</text:span> <text:span text:style-name="T23">{</text:span></text:p>
            <text:p text:style-name="P22">    <text:span text:style-name="T55">Polynomial</text:span><text:span text:style-name="T57"> </text:span><text:span text:style-name="T71">temp</text:span><text:span text:style-name="T57"> </text:span><text:span text:style-name="T25">=</text:span><text:span text:style-name="T57"> </text:span><text:span text:style-name="T25">*</text:span><text:span text:style-name="T51">this</text:span><text:span text:style-name="T25">;</text:span></text:p>
            <text:p text:style-name="P22">    <text:span text:style-name="T60">decreaseDegree</text:span><text:span text:style-name="T25">();</text:span></text:p>
            <text:p text:style-name="P22">    <text:span text:style-name="T72">return</text:span><text:span text:style-name="T57"> </text:span><text:span text:style-name="T71">temp</text:span><text:span text:style-name="T25">;</text:span></text:p>
            <text:p text:style-name="P27">}</text:p>
            <text:p text:style-name="P29"/>
            <text:p text:style-name="P14"><text:span text:style-name="T50">double</text:span> <text:span text:style-name="T54">Polynomial</text:span><text:span text:style-name="T23">::operator()(</text:span><text:span text:style-name="T50">double</text:span> <text:span text:style-name="T28">x</text:span><text:span text:style-name="T23">)</text:span> <text:span text:style-name="T50">const</text:span> <text:span text:style-name="T23">{</text:span></text:p>
            <text:p text:style-name="P22">    <text:span text:style-name="T72">return</text:span><text:span text:style-name="T57"> </text:span><text:span text:style-name="T60">evaluate</text:span><text:span text:style-name="T25">(</text:span><text:span text:style-name="T30">x</text:span><text:span text:style-name="T25">);</text:span></text:p>
            <text:p text:style-name="P27">}</text:p>
            <text:p text:style-name="P29"/>
            <text:p text:style-name="P14"><text:span text:style-name="T50">double</text:span> <text:span text:style-name="T54">Polynomial</text:span><text:span text:style-name="T23">::operator[](</text:span><text:span text:style-name="T50">int</text:span> <text:span text:style-name="T28">index</text:span><text:span text:style-name="T23">)</text:span> <text:span text:style-name="T50">const</text:span> <text:span text:style-name="T23">{</text:span></text:p>
            <text:p text:style-name="P22">    <text:span text:style-name="T72">if</text:span><text:span text:style-name="T57"> </text:span><text:span text:style-name="T25">(</text:span><text:span text:style-name="T30">index</text:span><text:span text:style-name="T57"> </text:span><text:span text:style-name="T25">&lt;</text:span><text:span text:style-name="T57"> </text:span><text:span text:style-name="T69">0</text:span><text:span text:style-name="T57"> </text:span><text:span text:style-name="T25">||</text:span><text:span text:style-name="T57"> </text:span><text:span text:style-name="T30">index</text:span><text:span text:style-name="T57"> </text:span><text:span text:style-name="T25">&gt;</text:span><text:span text:style-name="T57"> order</text:span><text:span text:style-name="T25">)</text:span><text:span text:style-name="T57"> </text:span><text:span text:style-name="T25">{</text:span></text:p>
            <text:p text:style-name="P22">        <text:span text:style-name="T72">return</text:span><text:span text:style-name="T57"> </text:span><text:span text:style-name="T69">0.0</text:span><text:span text:style-name="T25">;</text:span></text:p>
            <text:p text:style-name="P22">    <text:span text:style-name="T25">}</text:span></text:p>
            <text:p text:style-name="P22">    <text:span text:style-name="T72">return</text:span><text:span text:style-name="T57"> coefficients</text:span><text:span text:style-name="T25">[</text:span><text:span text:style-name="T30">index</text:span><text:span text:style-name="T25">];</text:span></text:p>
            <text:p text:style-name="P27">}</text:p>
            <text:p text:style-name="P29"/>
            <text:p text:style-name="P14"><text:span text:style-name="T54">Polynomial</text:span><text:span text:style-name="T23">&amp;</text:span> <text:span text:style-name="T54">Polynomial</text:span><text:span text:style-name="T23">::operator=(</text:span><text:span text:style-name="T50">const</text:span> <text:span text:style-name="T54">Polynomial</text:span><text:span text:style-name="T23">&amp;</text:span> <text:span text:style-name="T28">other</text:span><text:span text:style-name="T23">)</text:span> <text:span text:style-name="T23">{</text:span></text:p>
            <text:p text:style-name="P22">    <text:span text:style-name="T72">if</text:span><text:span text:style-name="T57"> </text:span><text:span text:style-name="T25">(</text:span><text:span text:style-name="T51">this</text:span><text:span text:style-name="T57"> </text:span><text:span text:style-name="T25">!=</text:span><text:span text:style-name="T57"> </text:span><text:span text:style-name="T25">&amp;</text:span><text:span text:style-name="T30">other</text:span><text:span text:style-name="T25">)</text:span><text:span text:style-name="T57"> </text:span><text:span text:style-name="T25">{</text:span></text:p>
            <text:p text:style-name="P22">        <text:span text:style-name="T57">order </text:span><text:span text:style-name="T25">=</text:span><text:span text:style-name="T57"> </text:span><text:span text:style-name="T30">other</text:span><text:span text:style-name="T25">.</text:span><text:span text:style-name="T57">order</text:span><text:span text:style-name="T25">;</text:span></text:p>
            <text:p text:style-name="P22">        <text:span text:style-name="T57">coefficients </text:span><text:span text:style-name="T25">=</text:span><text:span text:style-name="T57"> </text:span><text:span text:style-name="T30">other</text:span><text:span text:style-name="T25">.</text:span><text:span text:style-name="T57">coefficients</text:span><text:span text:style-name="T25">;</text:span></text:p>
            <text:p text:style-name="P22">    <text:span text:style-name="T25">}</text:span></text:p>
            <text:p text:style-name="P22">    <text:span text:style-name="T72">return</text:span><text:span text:style-name="T57"> </text:span><text:span text:style-name="T25">*</text:span><text:span text:style-name="T51">this</text:span><text:span text:style-name="T25">;</text:span></text:p>
            <text:p text:style-name="P27">}</text:p>
            <text:p text:style-name="P29"/>
            <text:p text:style-name="P14"><text:span text:style-name="T50">bool</text:span> <text:span text:style-name="T54">Polynomial</text:span><text:span text:style-name="T23">::operator==(</text:span><text:span text:style-name="T50">const</text:span> <text:span text:style-name="T54">Polynomial</text:span><text:span text:style-name="T23">&amp;</text:span> <text:span text:style-name="T28">other</text:span><text:span text:style-name="T23">)</text:span> <text:span text:style-name="T50">const</text:span> <text:span text:style-name="T23">{</text:span></text:p>
            <text:p text:style-name="P22">    <text:span text:style-name="T72">if</text:span><text:span text:style-name="T57"> </text:span><text:span text:style-name="T25">(</text:span><text:span text:style-name="T57">order </text:span><text:span text:style-name="T25">!=</text:span><text:span text:style-name="T57"> </text:span><text:span text:style-name="T30">other</text:span><text:span text:style-name="T25">.</text:span><text:span text:style-name="T57">order</text:span><text:span text:style-name="T25">)</text:span><text:span text:style-name="T57"> </text:span><text:span text:style-name="T25">{</text:span></text:p>
            <text:p text:style-name="P22">        <text:span text:style-name="T72">return</text:span><text:span text:style-name="T57"> </text:span><text:span text:style-name="T51">false</text:span><text:span text:style-name="T25">;</text:span></text:p>
            <text:p text:style-name="P22">    <text:span text:style-name="T25">}</text:span></text:p>
            <text:p text:style-name="P22">    </text:p>
            <text:p text:style-name="P22">    <text:span text:style-name="T72">for</text:span><text:span text:style-name="T57"> </text:span><text:span text:style-name="T25">(</text:span><text:span text:style-name="T51">int</text:span><text:span text:style-name="T57"> </text:span><text:span text:style-name="T71">i</text:span><text:span text:style-name="T57"> </text:span><text:span text:style-name="T25">=</text:span><text:span text:style-name="T57"> </text:span><text:span text:style-name="T69">0</text:span><text:span text:style-name="T25">;</text:span><text:span text:style-name="T57"> </text:span><text:span text:style-name="T71">i</text:span><text:span text:style-name="T57"> </text:span><text:span text:style-name="T25">&lt;=</text:span><text:span text:style-name="T57"> order</text:span><text:span text:style-name="T25">;</text:span><text:span text:style-name="T57"> </text:span><text:span text:style-name="T71">i</text:span><text:span text:style-name="T25">++)</text:span><text:span text:style-name="T57"> </text:span><text:span text:style-name="T25">{</text:span></text:p>
            <text:p text:style-name="P22">        <text:span text:style-name="T72">if</text:span><text:span text:style-name="T57"> </text:span><text:span text:style-name="T25">(</text:span><text:span text:style-name="T39">std</text:span><text:span text:style-name="T25">::</text:span><text:span text:style-name="T60">abs</text:span><text:span text:style-name="T25">(</text:span><text:span text:style-name="T57">coefficients</text:span><text:span text:style-name="T25">[</text:span><text:span text:style-name="T71">i</text:span><text:span text:style-name="T25">]</text:span><text:span text:style-name="T57"> </text:span><text:span text:style-name="T25">-</text:span><text:span text:style-name="T57"> </text:span><text:span text:style-name="T30">other</text:span><text:span text:style-name="T25">.</text:span><text:span text:style-name="T57">coefficients</text:span><text:span text:style-name="T25">[</text:span><text:span text:style-name="T71">i</text:span><text:span text:style-name="T25">])</text:span><text:span text:style-name="T57"> </text:span><text:span text:style-name="T25">&gt;</text:span><text:span text:style-name="T57"> </text:span><text:span text:style-name="T69">1e-10</text:span><text:span text:style-name="T25">)</text:span><text:span text:style-name="T57"> </text:span><text:span text:style-name="T25">{</text:span></text:p>
            <text:p text:style-name="P22">            <text:span text:style-name="T72">return</text:span><text:span text:style-name="T57"> </text:span><text:span text:style-name="T51">false</text:span><text:span text:style-name="T25">;</text:span></text:p>
            <text:p text:style-name="P22">        <text:span text:style-name="T25">}</text:span></text:p>
            <text:p text:style-name="P22">    <text:span text:style-name="T25">}</text:span></text:p>
            <text:p text:style-name="P22">    </text:p>
            <text:p text:style-name="P22"><text:soft-page-break/>    <text:span text:style-name="T72">return</text:span><text:span text:style-name="T57"> </text:span><text:span text:style-name="T51">true</text:span><text:span text:style-name="T25">;</text:span></text:p>
            <text:p text:style-name="P27">}</text:p>
            <text:p text:style-name="P29"/>
            <text:p text:style-name="P14"><text:span text:style-name="T50">bool</text:span> <text:span text:style-name="T54">Polynomial</text:span><text:span text:style-name="T23">::operator!=(</text:span><text:span text:style-name="T50">const</text:span> <text:span text:style-name="T54">Polynomial</text:span><text:span text:style-name="T23">&amp;</text:span> <text:span text:style-name="T28">other</text:span><text:span text:style-name="T23">)</text:span> <text:span text:style-name="T50">const</text:span> <text:span text:style-name="T23">{</text:span></text:p>
            <text:p text:style-name="P22">    <text:span text:style-name="T72">return</text:span><text:span text:style-name="T57"> </text:span><text:span text:style-name="T25">!(*</text:span><text:span text:style-name="T51">this</text:span><text:span text:style-name="T57"> </text:span><text:span text:style-name="T25">==</text:span><text:span text:style-name="T57"> </text:span><text:span text:style-name="T30">other</text:span><text:span text:style-name="T25">);</text:span></text:p>
            <text:p text:style-name="P27">}</text:p>
            <text:p text:style-name="P46"><text:span text:style-name="T25"/></text:p>
            <text:p text:style-name="P39"><text:span text:style-name="Source_20_Text"><text:span text:style-name="T28"/></text:span></text:p>
          </table:table-cell>
        </table:table-row>
      </table:table>
      <text:p text:style-name="P39"><text:span text:style-name="Source_20_Text"><text:span text:style-name="T32"/></text:span></text:p>
      <text:p text:style-name="P42"><text:span text:style-name="Source_20_Text"><text:span text:style-name="T5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ВКР_5f_Обычный" style:display-name="ВКР_Обычный" style:family="paragraph">
      <style:paragraph-properties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ВКР_5f_Заголовок_5f_не_5f_в_5f_содержании" style:display-name="ВКР_Заголовок_не_в_содержании" style:family="paragraph" style:next-style-name="ВКР_5f_Обычный">
      <style:paragraph-properties fo:margin-top="0in" fo:margin-bottom="0.1665in" style:contextual-spacing="false" fo:text-align="center" style:justify-single-word="false" fo:orphans="2" fo:widows="2" fo:hyphenation-ladder-count="no-limit" fo:break-before="pag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>
        <style:tab-stops>
          <style:tab-stop style:position="6.6862in" style:type="right" style:leader-style="dotted" style:leader-text="."/>
        </style:tab-stops>
      </style:paragraph-properties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Ссылка_20_указателя" style:display-name="Ссылка указателя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3:15.417000000</meta:creation-date>
    <dc:date>2025-11-07T20:50:03.209000000</dc:date>
    <meta:editing-duration>PT34M51S</meta:editing-duration>
    <meta:editing-cycles>20</meta:editing-cycles>
    <meta:generator>LibreOffice/24.2.6.2$Windows_X86_64 LibreOffice_project/ef66aa7e36a1bb8e65bfbc63aba53045a14d0871</meta:generator>
    <meta:document-statistic meta:table-count="2" meta:image-count="0" meta:object-count="0" meta:page-count="10" meta:paragraph-count="160" meta:word-count="901" meta:character-count="7344" meta:non-whitespace-character-count="6188"/>
  </office:meta>
</office:document-meta>
</file>